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F1000000435BA45455.png" manifest:media-type="image/png"/>
  <manifest:file-entry manifest:full-path="Pictures/10000000000001CB0000021F4A176237.png" manifest:media-type="image/png"/>
  <manifest:file-entry manifest:full-path="Pictures/100000000000012D00000090EDFE81C0.png" manifest:media-type="image/png"/>
  <manifest:file-entry manifest:full-path="Pictures/1000020100000280000001E02E46D5F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692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212cm" svg:stroke-color="#00000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1.54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76cm" svg:stroke-color="#333399" draw:marker-start="msArrowEnd_20_5" draw:marker-start-width="0.528cm" draw:marker-start-center="false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35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4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1.7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41cm" svg:stroke-color="#ff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ff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4.57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185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3.045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541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185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.706cm" fo:margin-bottom="0cm" fo:line-height="100%" fo:text-align="center" style:writing-mode="lr-tb"/>
    </style:style>
    <style:style style:name="P3" style:family="paragraph">
      <style:paragraph-properties fo:margin-top="0.706cm" fo:margin-bottom="0cm" fo:line-height="100%" fo:text-align="center" style:writing-mode="lr-tb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 style:writing-mode="lr-tb"/>
    </style:style>
    <style:style style:name="P6" style:family="paragraph">
      <style:paragraph-properties fo:margin-top="0cm" fo:margin-bottom="0cm" fo:line-height="100%" fo:text-align="center" style:writing-mode="lr-tb" style:font-independent-line-spacing="true"/>
      <style:text-properties fo:font-size="32pt" style:font-size-asian="32pt" style:font-size-complex="32pt"/>
    </style:style>
    <style:style style:name="P7" style:family="paragraph">
      <style:paragraph-properties fo:margin-top="0.564cm" fo:margin-bottom="0cm" fo:line-height="100%" fo:text-align="start" style:writing-mode="lr-tb"/>
    </style:style>
    <style:style style:name="P8" style:family="paragraph">
      <style:paragraph-properties fo:margin-top="0.564cm" fo:margin-bottom="0cm" fo:line-height="100%"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center" style:writing-mode="lr-tb" style:font-independent-line-spacing="true"/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ymbo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ymbol" fo:letter-spacing="normal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1">
        <draw:frame draw:name="Picture 45" draw:style-name="gr1" draw:text-style-name="P1" draw:layer="layout" svg:width="10.314cm" svg:height="7.735cm" svg:x="25.67cm" svg:y="4.389cm">
          <draw:image xlink:href="Pictures/1000020100000280000001E02E46D5F3.png" xlink:type="simple" xlink:show="embed" xlink:actuate="onLoad">
            <text:p/>
          </draw:image>
        </draw:frame>
        <draw:frame draw:name="Picture 41" draw:style-name="gr1" draw:text-style-name="P1" draw:layer="layout" svg:width="8.4cm" svg:height="4.018cm" svg:x="3.727cm" svg:y="8.267cm">
          <draw:image xlink:href="Pictures/100000000000012D00000090EDFE81C0.png" xlink:type="simple" xlink:show="embed" xlink:actuate="onLoad">
            <text:p/>
          </draw:image>
        </draw:frame>
        <draw:frame draw:name="Picture 46" draw:style-name="gr1" draw:text-style-name="P1" draw:layer="layout" svg:width="12.143cm" svg:height="14.366cm" svg:x="14.984cm" svg:y="2.003cm">
          <draw:image xlink:href="Pictures/10000000000001CB0000021F4A176237.png" xlink:type="simple" xlink:show="embed" xlink:actuate="onLoad">
            <text:p/>
          </draw:image>
        </draw:frame>
        <draw:custom-shape draw:name="Text Box 6" draw:style-name="gr2" draw:text-style-name="P3" draw:layer="layout" svg:width="3.602cm" svg:height="1.944cm" svg:x="12.271cm" svg:y="4.692cm">
          <text:p text:style-name="P2"><text:span text:style-name="T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3" draw:text-style-name="P4" draw:layer="layout" svg:x1="12.192cm" svg:y1="6.604cm" svg:x2="16.069cm" svg:y2="6.604cm">
          <text:p/>
        </draw:line>
        <draw:custom-shape draw:name="Connecteur droit avec flèche 2" draw:style-name="gr4" draw:text-style-name="P1" draw:layer="layout" svg:width="1.595cm" svg:height="0.031cm" svg:x="7.108cm" svg:y="8.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3" draw:style-name="gr5" draw:text-style-name="P6" draw:layer="layout" svg:width="5.923cm" svg:height="1.79cm" svg:x="4.927cm" svg:y="7.048cm">
          <text:p text:style-name="P5"><text:span text:style-name="T2">D</text:span><text:span text:style-name="T3">n</text:span><text:span text:style-name="T4">q, </text:span><text:span text:style-name="T5">S</text:span><text:span text:style-name="T6">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4" draw:style-name="gr6" draw:text-style-name="P1" draw:layer="layout" svg:width="0.001cm" svg:height="7cm" svg:x="16.624cm" svg:y="3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31" draw:style-name="gr7" draw:text-style-name="P8" draw:layer="layout" svg:width="2.535cm" svg:height="1.605cm" svg:x="8.693cm" svg:y="4.248cm">
          <text:p text:style-name="P7"><text:span text:style-name="T7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9" draw:style-name="gr8" draw:text-style-name="P1" draw:layer="layout" svg:x1="17.628cm" svg:y1="9.688cm" svg:x2="26.829cm" svg:y2="3.667cm">
          <text:p/>
        </draw:line>
        <draw:custom-shape draw:name="Arc 10" draw:style-name="gr9" draw:text-style-name="P4" draw:layer="layout" svg:width="11.6cm" svg:height="4.845cm" svg:x="10.828cm" svg:y="4.103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ZoneTexte 11" draw:style-name="gr10" draw:text-style-name="P10" draw:layer="layout" svg:width="4.82cm" svg:height="1.969cm" svg:x="17.474cm" svg:y="2.503cm">
          <text:p text:style-name="P9"><text:span text:style-name="T8"><text:s/></text:span><text:span text:style-name="T9">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1" draw:text-style-name="P4" draw:layer="layout" svg:width="0.799cm" svg:height="0.86cm" svg:x="29.734cm" svg:y="5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2" draw:text-style-name="P4" draw:layer="layout" svg:x1="26.686cm" svg:y1="3.198cm" svg:x2="29.734cm" svg:y2="5.93cm">
          <text:p/>
        </draw:line>
        <draw:line draw:name="Line 25" draw:style-name="gr12" draw:text-style-name="P4" draw:layer="layout" svg:x1="25.908cm" svg:y1="13.462cm" svg:x2="29.734cm" svg:y2="6.79cm">
          <text:p/>
        </draw:line>
        <draw:custom-shape draw:name="ZoneTexte 1" draw:style-name="gr13" draw:text-style-name="P11" draw:layer="layout" svg:width="28.956cm" svg:height="4.821cm" svg:x="15.75cm" svg:y="15.032cm">
          <text:p text:style-name="P5"><text:span text:style-name="T10">MD </text:span><text:span text:style-name="T11">(Berger, </text:span></text:p>
          <text:p text:style-name="P5"><text:span text:style-name="T11">CHARMM, Amber, et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14" draw:text-style-name="P11" draw:layer="layout" svg:width="5.156cm" svg:height="1.434cm" svg:x="-0.373cm" svg:y="9.048cm">
          <text:p text:style-name="P5"><text:span text:style-name="T12">2</text:span><text:span text:style-name="T10">H-N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15" draw:text-style-name="P12" draw:layer="layout" svg:width="2.642cm" svg:height="3.294cm" svg:x="17.128cm" svg:y="7.749cm">
          <text:p text:style-name="P5"><text:span text:style-name="T13">g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15" draw:text-style-name="P12" draw:layer="layout" svg:width="2.413cm" svg:height="3.294cm" svg:x="21.327cm" svg:y="7.749cm">
          <text:p text:style-name="P5"><text:span text:style-name="T13">g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15" draw:text-style-name="P12" draw:layer="layout" svg:width="2.353cm" svg:height="3.294cm" svg:x="19.627cm" svg:y="11.149cm">
          <text:p text:style-name="P5"><text:span text:style-name="T13">g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4" draw:style-name="gr16" draw:text-style-name="P12" draw:layer="layout" svg:width="1.701cm" svg:height="1.773cm" svg:x="19.227cm" svg:y="3.023cm">
          <text:p text:style-name="P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5" draw:style-name="gr16" draw:text-style-name="P12" draw:layer="layout" svg:width="1.701cm" svg:height="1.773cm" svg:x="23.628cm" svg:y="2.248cm">
          <text:p text:style-name="P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3" draw:layer="layout" svg:width="6.375cm" svg:height="1.772cm" svg:x="4.351cm" svg:y="4.902cm">
          <draw:image xlink:href="Pictures/10000000000000F1000000435BA45455.png" xlink:type="simple" xlink:show="embed" xlink:actuate="onLoad">
            <text:p/>
          </draw:image>
        </draw:frame>
        <draw:custom-shape draw:name="ZoneTexte 3" draw:style-name="gr18" draw:text-style-name="P6" draw:layer="layout" svg:width="5.923cm" svg:height="1.79cm" svg:x="4.817cm" svg:y="3.202cm">
          <text:p text:style-name="P5"><text:span text:style-name="T2">D</text:span><text:span text:style-name="T3">n</text:span><text:span text:style-name="T4">CH, </text:span><text:span text:style-name="T5">S</text:span><text:span text:style-name="T6">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19" draw:text-style-name="P11" draw:layer="layout" svg:width="5.156cm" svg:height="1.434cm" svg:x="-0.265cm" svg:y="4.382cm">
          <text:p text:style-name="P5"><text:span text:style-name="T12">13</text:span><text:span text:style-name="T10">C-N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3" draw:layer="layout" svg:width="3.302cm" svg:height="1.179cm" svg:x="6.246cm" svg:y="11.2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cm" fo:margin-bottom="0.39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cm" fo:margin-bottom="0.298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cm" fo:margin-bottom="0.19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306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writing-mode="lr-tb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014cm" svg:x="1cm" svg:y="3.413cm"/>
      <draw:page-thumbnail draw:layer="backgroundobjects" svg:width="9.294cm" svg:height="5.014cm" svg:x="1cm" svg:y="11.461cm"/>
      <draw:page-thumbnail draw:layer="backgroundobjects" svg:width="9.294cm" svg:height="5.014cm" svg:x="1cm" svg:y="19.509cm"/>
      <draw:page-thumbnail draw:layer="backgroundobjects" svg:width="9.294cm" svg:height="5.014cm" svg:x="11.295cm" svg:y="3.413cm"/>
      <draw:page-thumbnail draw:layer="backgroundobjects" svg:width="9.294cm" svg:height="5.014cm" svg:x="11.295cm" svg:y="11.461cm"/>
      <draw:page-thumbnail draw:layer="backgroundobjects" svg:width="9.294cm" svg:height="5.014cm" svg:x="11.295cm" svg:y="19.509cm"/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30.024cm" svg:height="4.082cm" svg:x="2.641cm" svg:y="5.917cm" presentation:class="title" presentation:user-transformed="true">
        <draw:text-box>
          <text:p text:style-name="MP3"><text:span text:style-name="MT2">Click to edit the title text formatModifiez le style du titre</text:span></text:p>
        </draw:text-box>
      </draw:frame>
      <draw:frame draw:name="Espace réservé de la date 3" presentation:style-name="Mpr2" draw:text-style-name="MP5" draw:layer="backgroundobjects" svg:width="8.272cm" svg:height="1.322cm" svg:x="1.734cm" svg:y="17.347cm" presentation:class="date-time" presentation:user-transformed="true">
        <draw:text-box>
          <text:p/>
        </draw:text-box>
      </draw:frame>
      <draw:frame draw:name="Espace réservé du pied de page 4" presentation:style-name="Mpr2" draw:text-style-name="MP5" draw:layer="backgroundobjects" svg:width="11.191cm" svg:height="1.322cm" svg:x="12.02cm" svg:y="17.34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5" draw:layer="backgroundobjects" svg:width="8.272cm" svg:height="1.322cm" svg:x="25.298cm" svg:y="17.34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iapositive_20_de_20_titre-outline1" draw:layer="backgroundobjects" svg:width="31.763cm" svg:height="11.047cm" svg:x="1.734cm" svg:y="4.456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fuchs</meta:initial-creator>
    <meta:editing-cycles>32</meta:editing-cycles>
    <meta:creation-date>2007-05-24T16:54:15</meta:creation-date>
    <dc:date>2015-08-18T23:19:27.755342107</dc:date>
    <meta:editing-duration>PT9H24M37S</meta:editing-duration>
    <meta:generator>LibreOffice/4.2.8.2$Linux_x86 LibreOffice_project/420m0$Build-2</meta:generator>
    <meta:document-statistic meta:object-count="49"/>
    <meta:user-defined meta:name="AppVersion">14.0000</meta:user-defined>
    <meta:user-defined meta:name="Company">INSERM U72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